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634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7146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79"/>
    <style:style style:name="ce9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5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office:value-type="string">
            <text:p>Lectura del artículo “No hay balas de plata: Lo esencial y lo accidental en la Ingeniería del Software”</text:p>
          </table:table-cell>
          <table:table-cell table:style-name="ce6" office:value-type="date" office:date-value="2013-03-23">
            <text:p>Saturday, March 23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2H00M00S">
            <text:p>02:00:00</text:p>
          </table:table-cell>
          <table:table-cell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Realización de los ejercicios palindromo.rb y fibonacci.rb</text:p>
          </table:table-cell>
          <table:table-cell table:style-name="ce6" office:value-type="date" office:date-value="2013-04-01">
            <text:p>Monday, April 1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5M00S">
            <text:p>01:15:00</text:p>
          </table:table-cell>
          <table:table-cell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Realizacion del codeBreaker con sus respectivos tests</text:p>
          </table:table-cell>
          <table:table-cell table:style-name="ce6" office:value-type="date" office:date-value="2013-04-10">
            <text:p>Wednesday, April 10, 2013</text:p>
          </table:table-cell>
          <table:table-cell table:style-name="ce9" office:value-type="time" office:time-value="PT02H00M00S">
            <text:p>02:00:00</text:p>
          </table:table-cell>
          <table:table-cell table:style-name="ce9" office:value-type="time" office:time-value="PT02H15M00S">
            <text:p>02:15:00</text:p>
          </table:table-cell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Lectura de artículos sobre modelos de dominio</text:p>
          </table:table-cell>
          <table:table-cell table:style-name="ce6" office:value-type="date" office:date-value="2013-04-14">
            <text:p>Sunday, April 14, 2013</text:p>
          </table:table-cell>
          <table:table-cell table:style-name="ce10" office:value-type="time" office:time-value="PT00H40M00S">
            <text:p>00:40:00</text:p>
          </table:table-cell>
          <table:table-cell table:style-name="ce10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Lectura de Scrum Handbook</text:p>
          </table:table-cell>
          <table:table-cell table:style-name="ce6" office:value-type="date" office:date-value="2013-04-21">
            <text:p>Sunday, April 21, 2013</text:p>
          </table:table-cell>
          <table:table-cell table:number-columns-repeated="2" table:style-name="ce9" office:value-type="time" office:time-value="PT04H00M00S">
            <text:p>04:00:00</text:p>
          </table:table-cell>
          <table:table-cell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Realizacion ejercicio CodeBreaker con Sinatra para web</text:p>
          </table:table-cell>
          <table:table-cell table:style-name="ce6" office:value-type="date" office:date-value="2013-04-28">
            <text:p>Sunday, April 28, 2013</text:p>
          </table:table-cell>
          <table:table-cell table:style-name="ce9" office:value-type="time" office:time-value="PT04H00M00S">
            <text:p>04:00:00</text:p>
          </table:table-cell>
          <table:table-cell table:style-name="ce9" office:value-type="time" office:time-value="PT04H30M00S">
            <text:p>04:30:00</text:p>
          </table:table-cell>
          <table:table-cell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4" office:value-type="string">
            <text:p>Búsqueda de la definición de arquitectura de software</text:p>
          </table:table-cell>
          <table:table-cell table:style-name="ce6" office:value-type="date" office:date-value="2013-04-29">
            <text:p>Monday, April 29, 2013</text:p>
          </table:table-cell>
          <table:table-cell table:style-name="ce9" office:value-type="time" office:time-value="PT00H15M00S">
            <text:p>00:15:00</text:p>
          </table:table-cell>
          <table:table-cell table:style-name="ce9" office:value-type="time" office:time-value="PT00H10M00S">
            <text:p>00:10:00</text:p>
          </table:table-cell>
          <table:table-cell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4" office:value-type="string">
            <text:p>Lectura de Who needs an architect y subida de resume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4" office:value-type="string">
            <text:p>Busqueda de información sobre atributo soportabilidad y armado de exposició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1H20M00S">
            <text:p>01:20:00</text:p>
          </table:table-cell>
          <table:table-cell table:style-name="ce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4" office:value-type="string">
            <text:p>Lectura de artículo sobre integración continua</text:p>
          </table:table-cell>
          <table:table-cell table:style-name="ce6" office:value-type="date" office:date-value="2013-05-12">
            <text:p>Sunday, May 12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0M00S">
            <text:p>01:10:00</text:p>
          </table:table-cell>
          <table:table-cell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4" office:value-type="string">
            <text:p>Finalización y armado del Story mapping</text:p>
          </table:table-cell>
          <table:table-cell table:style-name="ce6" office:value-type="date" office:date-value="2013-05-20">
            <text:p>Monday, May 20, 2013</text:p>
          </table:table-cell>
          <table:table-cell table:style-name="ce9" office:value-type="time" office:time-value="PT01H20M00S">
            <text:p>01:20:00</text:p>
          </table:table-cell>
          <table:table-cell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4" office:value-type="string">
            <text:p>Armado final del ambiente para el proyecto</text:p>
          </table:table-cell>
          <table:table-cell table:style-name="ce7" office:value-type="date" office:date-value="2013-05-26">
            <text:p>Sunday, May 26, 2013</text:p>
          </table:table-cell>
          <table:table-cell table:style-name="ce9" office:value-type="time" office:time-value="PT02H00M00S">
            <text:p>02:00:00</text:p>
          </table:table-cell>
          <table:table-cell table:style-name="ce11" office:value-type="time" office:time-value="PT01H30M00S">
            <text:p>01:30:00</text:p>
          </table:table-cell>
          <table:table-cell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4" office:value-type="string">
            <text:p>Estimación de las stories del proyecto</text:p>
          </table:table-cell>
          <table:table-cell table:style-name="ce7" office:value-type="date" office:date-value="2013-05-26">
            <text:p>Sunday, May 26, 2013</text:p>
          </table:table-cell>
          <table:table-cell table:number-columns-repeated="2"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4" office:value-type="string">
            <text:p>Primera Iteracion Money Calendar</text:p>
          </table:table-cell>
          <table:table-cell table:style-name="ce6" office:value-type="date" office:date-value="2013-06-03">
            <text:p>Monday, June 3, 2013</text:p>
          </table:table-cell>
          <table:table-cell table:style-name="ce9" office:value-type="time" office:time-value="PT05H00M00S">
            <text:p>05:00:00</text:p>
          </table:table-cell>
          <table:table-cell table:style-name="ce9" office:value-type="time" office:time-value="PT10H00M00S">
            <text:p>10:00:00</text:p>
          </table:table-cell>
          <table:table-cell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4" office:value-type="string">
            <text:p>Segunda Iteración MoneyCalendar</text:p>
          </table:table-cell>
          <table:table-cell table:style-name="ce6" office:value-type="date" office:date-value="2013-06-09">
            <text:p>Sunday, June 9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3H00M00S">
            <text:p>13:00:00</text:p>
          </table:table-cell>
          <table:table-cell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>
            <text:p>Ajustes en la vista de MoneyCalendar</text:p>
          </table:table-cell>
          <table:table-cell table:style-name="ce6" office:value-type="date" office:date-value="2013-06-10">
            <text:p>Monday, June 10, 2013</text:p>
          </table:table-cell>
          <table:table-cell table:style-name="ce9" office:value-type="time" office:time-value="PT03H00M00S">
            <text:p>03:00:00</text:p>
          </table:table-cell>
          <table:table-cell table:style-name="ce11" office:value-type="time" office:time-value="PT02H40M00S">
            <text:p>02:40:00</text:p>
          </table:table-cell>
          <table:table-cell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4" office:value-type="string">
            <text:p>Tercera Iteración MoneyCalendar</text:p>
          </table:table-cell>
          <table:table-cell table:style-name="ce6" office:value-type="date" office:date-value="2013-06-17">
            <text:p>Monday, June 17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1H00M00S">
            <text:p>11:00:00</text:p>
          </table:table-cell>
          <table:table-cell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4" office:value-type="string">
            <text:p>Lectura artículo sobre calidad</text:p>
          </table:table-cell>
          <table:table-cell table:style-name="ce6" office:value-type="date" office:date-value="2013-06-16">
            <text:p>Sunday, June 16, 2013</text:p>
          </table:table-cell>
          <table:table-cell table:style-name="ce9" office:value-type="time" office:time-value="PT00H30M00S">
            <text:p>00:30:00</text:p>
          </table:table-cell>
          <table:table-cell table:style-name="ce11" office:value-type="time" office:time-value="PT00H30M00S">
            <text:p>00:30:00</text:p>
          </table:table-cell>
          <table:table-cell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4" office:value-type="string">
            <text:p>Lectura artículo sobre code Review</text:p>
          </table:table-cell>
          <table:table-cell table:style-name="ce6" office:value-type="date" office:date-value="2013-06-22">
            <text:p>Saturday, June 22, 2013</text:p>
          </table:table-cell>
          <table:table-cell table:style-name="ce9" office:value-type="time" office:time-value="PT00H45M00S">
            <text:p>00:45:00</text:p>
          </table:table-cell>
          <table:table-cell table:style-name="ce11" office:value-type="time" office:time-value="PT00H40M00S">
            <text:p>00:40:00</text:p>
          </table:table-cell>
          <table:table-cell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4" office:value-type="string">
            <text:p>Cuarta Iteración en Log-de-tareas (Rotacion de trabajos)</text:p>
          </table:table-cell>
          <table:table-cell table:style-name="ce6" office:value-type="date" office:date-value="2023-06-24">
            <text:p>Saturday, June 24, 2023</text:p>
          </table:table-cell>
          <table:table-cell table:style-name="ce9" office:value-type="time" office:time-value="PT14H00M00S">
            <text:p>14:00:00</text:p>
          </table:table-cell>
          <table:table-cell table:style-name="ce11" office:value-type="time" office:time-value="PT15H00M00S">
            <text:p>15:00:00</text:p>
          </table:table-cell>
          <table:table-cell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5" table:number-rows-repeated="104855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6-24T09:20:47</dc:date>
    <dc:creator>eiroa </dc:creator>
    <meta:editing-duration>PT23M18S</meta:editing-duration>
    <meta:editing-cycles>17</meta:editing-cycles>
    <meta:generator>LibreOffice/3.5$Linux_X86_64 LibreOffice_project/350m1$Build-2</meta:generator>
    <meta:document-statistic meta:table-count="3" meta:cell-count="108" meta:object-count="0"/>
  </office:meta>
</office:document-meta>
</file>